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cm" table:align="left"/>
    </style:style>
    <style:style style:name="Tabelle1.A" style:family="table-column">
      <style:table-column-properties style:column-width="8.941cm"/>
    </style:style>
    <style:style style:name="Tabelle1.B" style:family="table-column">
      <style:table-column-properties style:column-width="9.059cm"/>
    </style:style>
    <style:style style:name="Tabelle1.A1" style:family="table-cell">
      <style:table-cell-properties style:vertical-align="middle" fo:background-color="#8db6cd" fo:padding="0.049cm" fo:border="none">
        <style:background-image/>
      </style:table-cell-properties>
    </style:style>
    <style:style style:name="Tabelle1.A2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paragraph-properties fo:text-align="center" style:justify-single-word="false"/>
      <style:text-properties fo:font-weight="bold"/>
    </style:style>
    <style:style style:name="P3" style:family="paragraph" style:parent-style-name="Table_20_Contents">
      <style:text-properties fo:font-style="italic"/>
    </style:style>
    <style:style style:name="P4" style:family="paragraph" style:parent-style-name="Table_20_Contents">
      <style:text-properties fo:font-style="italic" fo:font-weight="bold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margin-top="0cm" fo:margin-bottom="0cm" fo:text-align="center" style:justify-single-word="false"/>
    </style:style>
    <style:style style:name="P7" style:family="paragraph" style:parent-style-name="Table_20_Contents">
      <style:paragraph-properties fo:margin-top="0cm" fo:margin-bottom="0cm" fo:text-align="end" style:justify-single-word="false"/>
    </style:style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List_20_Contents">
      <style:paragraph-properties fo:margin-left="2cm" fo:margin-right="0cm" fo:margin-top="0cm" fo:margin-bottom="0.499cm" fo:text-indent="0cm" style:auto-text-indent="false"/>
    </style:style>
    <style:style style:name="P10" style:family="paragraph" style:parent-style-name="List_20_Contents">
      <style:paragraph-properties fo:margin-top="0cm" fo:margin-bottom="0.499cm"/>
    </style:style>
    <style:style style:name="P11" style:family="paragraph" style:parent-style-name="Preformatted_20_Text">
      <style:paragraph-properties fo:margin-top="0cm" fo:margin-bottom="0.499cm"/>
    </style:style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">
      <style:paragraph-properties fo:margin-left="0.132cm" fo:margin-right="0cm" fo:margin-top="0cm" fo:margin-bottom="0cm" fo:text-indent="0cm" style:auto-text-indent="false" fo:padding="0cm" fo:border="none"/>
    </style:style>
    <style:style style:name="P20" style:family="paragraph" style:parent-style-name="Text_20_body" style:list-style-name="L1">
      <style:paragraph-properties fo:margin-left="0.132cm" fo:margin-right="0cm" fo:margin-top="0cm" fo:margin-bottom="0cm" fo:text-indent="0cm" style:auto-text-indent="false" fo:padding="0cm" fo:border="none"/>
    </style:style>
    <style:style style:name="P21" style:family="paragraph" style:parent-style-name="Text_20_body" style:list-style-name="L2">
      <style:paragraph-properties fo:margin-left="0.132cm" fo:margin-right="0cm" fo:margin-top="0cm" fo:margin-bottom="0cm" fo:text-indent="0cm" style:auto-text-indent="false" fo:padding="0cm" fo:border="none"/>
    </style:style>
    <style:style style:name="P22" style:family="paragraph" style:parent-style-name="Text_20_body" style:list-style-name="L2">
      <style:paragraph-properties fo:margin-left="0.132cm" fo:margin-right="0cm" fo:margin-top="0cm" fo:margin-bottom="0cm" fo:text-indent="0cm" style:auto-text-indent="false" fo:padding="0cm" fo:border="none"/>
    </style:style>
    <style:style style:name="P23" style:family="paragraph" style:parent-style-name="Text_20_body" style:list-style-name="L3">
      <style:paragraph-properties fo:margin-left="0.132cm" fo:margin-right="0cm" fo:margin-top="0cm" fo:margin-bottom="0cm" fo:text-indent="0cm" style:auto-text-indent="false" fo:padding="0cm" fo:border="none"/>
    </style:style>
    <style:style style:name="P24" style:family="paragraph" style:parent-style-name="Text_20_body" style:list-style-name="L3">
      <style:paragraph-properties fo:margin-left="0.132cm" fo:margin-right="0cm" fo:margin-top="0cm" fo:margin-bottom="0cm" fo:text-indent="0cm" style:auto-text-indent="false" fo:padding="0cm" fo:border="none"/>
    </style:style>
    <style:style style:name="P25" style:family="paragraph" style:parent-style-name="Text_20_body" style:list-style-name="L3">
      <style:paragraph-properties fo:margin-left="0.132cm" fo:margin-right="0cm" fo:margin-top="0cm" fo:margin-bottom="0cm" fo:text-indent="0cm" style:auto-text-indent="false" fo:padding="0cm" fo:border="none"/>
    </style:style>
    <style:style style:name="P26" style:family="paragraph" style:parent-style-name="Text_20_body" style:list-style-name="L3">
      <style:paragraph-properties fo:margin-left="0.132cm" fo:margin-right="0cm" fo:margin-top="0cm" fo:margin-bottom="0cm" fo:text-indent="0cm" style:auto-text-indent="false" fo:padding="0cm" fo:border="none"/>
    </style:style>
    <style:style style:name="P27" style:family="paragraph" style:parent-style-name="Text_20_body" style:list-style-name="L3">
      <style:paragraph-properties fo:margin-left="0.132cm" fo:margin-right="0cm" fo:margin-top="0cm" fo:margin-bottom="0cm" fo:text-indent="0cm" style:auto-text-indent="false" fo:padding="0cm" fo:border="none"/>
    </style:style>
    <style:style style:name="P28" style:family="paragraph" style:parent-style-name="Text_20_body" style:list-style-name="L4">
      <style:paragraph-properties fo:margin-left="0.132cm" fo:margin-right="0cm" fo:margin-top="0cm" fo:margin-bottom="0cm" fo:text-indent="0cm" style:auto-text-indent="false" fo:padding="0cm" fo:border="none"/>
    </style:style>
    <style:style style:name="P29" style:family="paragraph" style:parent-style-name="Text_20_body" style:list-style-name="L4">
      <style:paragraph-properties fo:margin-left="0.132cm" fo:margin-right="0cm" fo:margin-top="0cm" fo:margin-bottom="0cm" fo:text-indent="0cm" style:auto-text-indent="false" fo:padding="0cm" fo:border="none"/>
    </style:style>
    <style:style style:name="P30" style:family="paragraph" style:parent-style-name="Text_20_body" style:list-style-name="L5">
      <style:paragraph-properties fo:margin-left="0.132cm" fo:margin-right="0cm" fo:margin-top="0cm" fo:margin-bottom="0cm" fo:text-indent="0cm" style:auto-text-indent="false" fo:padding="0cm" fo:border="none"/>
    </style:style>
    <style:style style:name="P31" style:family="paragraph" style:parent-style-name="Text_20_body" style:list-style-name="L5">
      <style:paragraph-properties fo:margin-left="0.132cm" fo:margin-right="0cm" fo:margin-top="0cm" fo:margin-bottom="0cm" fo:text-indent="0cm" style:auto-text-indent="false" fo:padding="0cm" fo:border="none"/>
    </style:style>
    <style:style style:name="P32" style:family="paragraph" style:parent-style-name="Text_20_body" style:list-style-name="L5">
      <style:paragraph-properties fo:margin-left="0.132cm" fo:margin-right="0cm" fo:margin-top="0cm" fo:margin-bottom="0cm" fo:text-indent="0cm" style:auto-text-indent="false" fo:padding="0cm" fo:border="none"/>
    </style:style>
    <style:style style:name="P33" style:family="paragraph" style:parent-style-name="Text_20_body" style:list-style-name="L5">
      <style:paragraph-properties fo:margin-left="0.132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5">
      <style:paragraph-properties fo:margin-left="0.132cm" fo:margin-right="0cm" fo:margin-top="0cm" fo:margin-bottom="0cm" fo:text-indent="0cm" style:auto-text-indent="false" fo:padding="0cm" fo:border="none"/>
    </style:style>
    <style:style style:name="P35" style:family="paragraph" style:parent-style-name="Text_20_body" style:list-style-name="L5">
      <style:paragraph-properties fo:margin-left="0.132cm" fo:margin-right="0cm" fo:margin-top="0cm" fo:margin-bottom="0cm" fo:text-indent="0cm" style:auto-text-indent="false" fo:padding="0cm" fo:border="none"/>
    </style:style>
    <style:style style:name="P36" style:family="paragraph" style:parent-style-name="Text_20_body" style:list-style-name="L5">
      <style:paragraph-properties fo:margin-left="0.132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0.132cm" fo:margin-right="0cm" fo:text-indent="0cm" style:auto-text-indent="false" fo:padding="0cm" fo:border="none"/>
    </style:style>
    <style:style style:name="P38" style:family="paragraph" style:parent-style-name="Text_20_body" style:list-style-name="L2">
      <style:paragraph-properties fo:margin-left="0.132cm" fo:margin-right="0cm" fo:text-indent="0cm" style:auto-text-indent="false" fo:padding="0cm" fo:border="none"/>
    </style:style>
    <style:style style:name="P39" style:family="paragraph" style:parent-style-name="Text_20_body" style:list-style-name="L3">
      <style:paragraph-properties fo:margin-left="0.132cm" fo:margin-right="0cm" fo:text-indent="0cm" style:auto-text-indent="false" fo:padding="0cm" fo:border="none"/>
    </style:style>
    <style:style style:name="P40" style:family="paragraph" style:parent-style-name="Text_20_body" style:list-style-name="L4">
      <style:paragraph-properties fo:margin-left="0.132cm" fo:margin-right="0cm" fo:text-indent="0cm" style:auto-text-indent="false" fo:padding="0cm" fo:border="none"/>
    </style:style>
    <style:style style:name="P41" style:family="paragraph" style:parent-style-name="Text_20_body" style:list-style-name="L5">
      <style:paragraph-properties fo:margin-left="0.132cm" fo:margin-right="0cm" fo:text-indent="0cm" style:auto-text-indent="false" fo:padding="0cm" fo:border="none"/>
    </style:style>
    <style:style style:name="P42" style:family="paragraph" style:parent-style-name="Text_20_body" style:list-style-name="L9">
      <style:paragraph-properties fo:margin-top="0cm" fo:margin-bottom="0cm"/>
    </style:style>
    <style:style style:name="P43" style:family="paragraph" style:parent-style-name="Text_20_body" style:list-style-name="L9">
      <style:paragraph-properties fo:margin-top="0cm" fo:margin-bottom="0cm"/>
    </style:style>
    <style:style style:name="P44" style:family="paragraph" style:parent-style-name="Text_20_body" style:list-style-name="L9">
      <style:paragraph-properties fo:margin-top="0cm" fo:margin-bottom="0cm"/>
    </style:style>
    <style:style style:name="P45" style:family="paragraph" style:parent-style-name="Text_20_body" style:list-style-name="L11">
      <style:paragraph-properties fo:margin-top="0cm" fo:margin-bottom="0cm"/>
    </style:style>
    <style:style style:name="P46" style:family="paragraph" style:parent-style-name="Text_20_body" style:list-style-name="L11">
      <style:paragraph-properties fo:margin-top="0cm" fo:margin-bottom="0cm"/>
    </style:style>
    <style:style style:name="P47" style:family="paragraph" style:parent-style-name="Text_20_body" style:list-style-name="L11">
      <style:paragraph-properties fo:margin-top="0cm" fo:margin-bottom="0cm"/>
    </style:style>
    <style:style style:name="P48" style:family="paragraph" style:parent-style-name="Text_20_body" style:list-style-name="L11">
      <style:paragraph-properties fo:margin-top="0cm" fo:margin-bottom="0cm"/>
    </style:style>
    <style:style style:name="P49" style:family="paragraph" style:parent-style-name="Text_20_body" style:list-style-name="L12">
      <style:paragraph-properties fo:margin-top="0cm" fo:margin-bottom="0cm"/>
    </style:style>
    <style:style style:name="P50" style:family="paragraph" style:parent-style-name="Text_20_body" style:list-style-name="L12">
      <style:paragraph-properties fo:margin-top="0cm" fo:margin-bottom="0cm"/>
    </style:style>
    <style:style style:name="P51" style:family="paragraph" style:parent-style-name="Text_20_body" style:list-style-name="L12">
      <style:paragraph-properties fo:margin-top="0cm" fo:margin-bottom="0cm"/>
    </style:style>
    <style:style style:name="P52" style:family="paragraph" style:parent-style-name="Text_20_body" style:list-style-name="L13">
      <style:paragraph-properties fo:margin-top="0cm" fo:margin-bottom="0cm"/>
    </style:style>
    <style:style style:name="P53" style:family="paragraph" style:parent-style-name="Text_20_body" style:list-style-name="L13">
      <style:paragraph-properties fo:margin-top="0cm" fo:margin-bottom="0cm"/>
    </style:style>
    <style:style style:name="P54" style:family="paragraph" style:parent-style-name="Text_20_body" style:list-style-name="L13">
      <style:paragraph-properties fo:margin-top="0cm" fo:margin-bottom="0cm"/>
    </style:style>
    <style:style style:name="P55" style:family="paragraph" style:parent-style-name="Text_20_body" style:list-style-name="L13">
      <style:paragraph-properties fo:margin-top="0cm" fo:margin-bottom="0cm"/>
    </style:style>
    <style:style style:name="P56" style:family="paragraph" style:parent-style-name="Text_20_body" style:list-style-name="L13">
      <style:paragraph-properties fo:margin-top="0cm" fo:margin-bottom="0cm"/>
    </style:style>
    <style:style style:name="P57" style:family="paragraph" style:parent-style-name="Text_20_body" style:list-style-name="L14">
      <style:paragraph-properties fo:margin-top="0cm" fo:margin-bottom="0cm"/>
    </style:style>
    <style:style style:name="P58" style:family="paragraph" style:parent-style-name="Text_20_body" style:list-style-name="L14">
      <style:paragraph-properties fo:margin-top="0cm" fo:margin-bottom="0cm"/>
    </style:style>
    <style:style style:name="P59" style:family="paragraph" style:parent-style-name="Text_20_body" style:list-style-name="L14">
      <style:paragraph-properties fo:margin-top="0cm" fo:margin-bottom="0cm"/>
    </style:style>
    <style:style style:name="P60" style:family="paragraph" style:parent-style-name="Text_20_body" style:list-style-name="L14">
      <style:paragraph-properties fo:margin-top="0cm" fo:margin-bottom="0cm"/>
    </style:style>
    <style:style style:name="P61" style:family="paragraph" style:parent-style-name="Text_20_body" style:list-style-name="L14">
      <style:paragraph-properties fo:margin-top="0cm" fo:margin-bottom="0cm"/>
    </style:style>
    <style:style style:name="P62" style:family="paragraph" style:parent-style-name="Text_20_body" style:list-style-name="L14">
      <style:paragraph-properties fo:margin-top="0cm" fo:margin-bottom="0cm"/>
    </style:style>
    <style:style style:name="P63" style:family="paragraph" style:parent-style-name="Text_20_body" style:list-style-name="L14">
      <style:paragraph-properties fo:margin-top="0cm" fo:margin-bottom="0cm"/>
    </style:style>
    <style:style style:name="P64" style:family="paragraph" style:parent-style-name="Text_20_body" style:list-style-name="L14">
      <style:paragraph-properties fo:margin-top="0cm" fo:margin-bottom="0cm"/>
    </style:style>
    <style:style style:name="P65" style:family="paragraph" style:parent-style-name="Text_20_body" style:list-style-name="L14">
      <style:paragraph-properties fo:margin-top="0cm" fo:margin-bottom="0cm"/>
    </style:style>
    <style:style style:name="P66" style:family="paragraph" style:parent-style-name="Text_20_body" style:list-style-name="L14">
      <style:paragraph-properties fo:margin-top="0cm" fo:margin-bottom="0cm"/>
    </style:style>
    <style:style style:name="P67" style:family="paragraph" style:parent-style-name="Text_20_body" style:list-style-name="L14">
      <style:paragraph-properties fo:margin-top="0cm" fo:margin-bottom="0cm"/>
    </style:style>
    <style:style style:name="P68" style:family="paragraph" style:parent-style-name="Text_20_body" style:list-style-name="L14">
      <style:paragraph-properties fo:margin-top="0cm" fo:margin-bottom="0cm"/>
    </style:style>
    <style:style style:name="P69" style:family="paragraph" style:parent-style-name="Text_20_body" style:list-style-name="L14">
      <style:paragraph-properties fo:margin-top="0cm" fo:margin-bottom="0cm"/>
    </style:style>
    <style:style style:name="P70" style:family="paragraph" style:parent-style-name="Text_20_body" style:list-style-name="L14">
      <style:paragraph-properties fo:margin-top="0cm" fo:margin-bottom="0cm"/>
    </style:style>
    <style:style style:name="P71" style:family="paragraph" style:parent-style-name="Text_20_body" style:list-style-name="L14">
      <style:paragraph-properties fo:margin-top="0cm" fo:margin-bottom="0cm"/>
    </style:style>
    <style:style style:name="P72" style:family="paragraph" style:parent-style-name="Text_20_body" style:list-style-name="L14">
      <style:paragraph-properties fo:margin-top="0cm" fo:margin-bottom="0cm"/>
    </style:style>
    <style:style style:name="P73" style:family="paragraph" style:parent-style-name="Text_20_body" style:list-style-name="L14">
      <style:paragraph-properties fo:margin-top="0cm" fo:margin-bottom="0cm"/>
    </style:style>
    <style:style style:name="P74" style:family="paragraph" style:parent-style-name="Text_20_body" style:list-style-name="L14">
      <style:paragraph-properties fo:margin-top="0cm" fo:margin-bottom="0cm"/>
    </style:style>
    <style:style style:name="P75" style:family="paragraph" style:parent-style-name="Text_20_body" style:list-style-name="L14">
      <style:paragraph-properties fo:margin-top="0cm" fo:margin-bottom="0cm"/>
    </style:style>
    <style:style style:name="P76" style:family="paragraph" style:parent-style-name="Text_20_body" style:list-style-name="L14">
      <style:paragraph-properties fo:margin-top="0cm" fo:margin-bottom="0cm"/>
    </style:style>
    <style:style style:name="P77" style:family="paragraph" style:parent-style-name="Text_20_body" style:list-style-name="L14">
      <style:paragraph-properties fo:margin-top="0cm" fo:margin-bottom="0cm"/>
    </style:style>
    <style:style style:name="P78" style:family="paragraph" style:parent-style-name="Text_20_body" style:list-style-name="L14">
      <style:paragraph-properties fo:margin-top="0cm" fo:margin-bottom="0cm"/>
    </style:style>
    <style:style style:name="P79" style:family="paragraph" style:parent-style-name="Text_20_body" style:list-style-name="L14">
      <style:paragraph-properties fo:margin-top="0cm" fo:margin-bottom="0cm"/>
    </style:style>
    <style:style style:name="P80" style:family="paragraph" style:parent-style-name="Text_20_body" style:list-style-name="L14">
      <style:paragraph-properties fo:margin-top="0cm" fo:margin-bottom="0cm"/>
    </style:style>
    <style:style style:name="P81" style:family="paragraph" style:parent-style-name="Text_20_body" style:list-style-name="L14">
      <style:paragraph-properties fo:margin-top="0cm" fo:margin-bottom="0cm"/>
    </style:style>
    <style:style style:name="P82" style:family="paragraph" style:parent-style-name="Text_20_body" style:list-style-name="L14">
      <style:paragraph-properties fo:margin-top="0cm" fo:margin-bottom="0cm"/>
    </style:style>
    <style:style style:name="P83" style:family="paragraph" style:parent-style-name="Text_20_body" style:list-style-name="L14">
      <style:paragraph-properties fo:margin-top="0cm" fo:margin-bottom="0cm"/>
    </style:style>
    <style:style style:name="P84" style:family="paragraph" style:parent-style-name="Text_20_body" style:list-style-name="L14">
      <style:paragraph-properties fo:margin-top="0cm" fo:margin-bottom="0cm"/>
    </style:style>
    <style:style style:name="P85" style:family="paragraph" style:parent-style-name="Text_20_body" style:list-style-name="L14">
      <style:paragraph-properties fo:margin-top="0cm" fo:margin-bottom="0cm"/>
    </style:style>
    <style:style style:name="P86" style:family="paragraph" style:parent-style-name="Text_20_body" style:list-style-name="L14">
      <style:paragraph-properties fo:margin-top="0cm" fo:margin-bottom="0cm"/>
    </style:style>
    <style:style style:name="P87" style:family="paragraph" style:parent-style-name="Text_20_body" style:list-style-name="L14">
      <style:paragraph-properties fo:margin-top="0cm" fo:margin-bottom="0cm"/>
    </style:style>
    <style:style style:name="P88" style:family="paragraph" style:parent-style-name="Text_20_body" style:list-style-name="L14">
      <style:paragraph-properties fo:margin-top="0cm" fo:margin-bottom="0cm"/>
    </style:style>
    <style:style style:name="P89" style:family="paragraph" style:parent-style-name="Text_20_body" style:list-style-name="L14">
      <style:paragraph-properties fo:margin-top="0cm" fo:margin-bottom="0cm"/>
    </style:style>
    <style:style style:name="P90" style:family="paragraph" style:parent-style-name="Text_20_body" style:list-style-name="L14">
      <style:paragraph-properties fo:margin-top="0cm" fo:margin-bottom="0cm"/>
    </style:style>
    <style:style style:name="P91" style:family="paragraph" style:parent-style-name="Text_20_body" style:list-style-name="L14">
      <style:paragraph-properties fo:margin-top="0cm" fo:margin-bottom="0cm"/>
    </style:style>
    <style:style style:name="P92" style:family="paragraph" style:parent-style-name="Text_20_body" style:list-style-name="L14">
      <style:paragraph-properties fo:margin-top="0cm" fo:margin-bottom="0cm"/>
    </style:style>
    <style:style style:name="P93" style:family="paragraph" style:parent-style-name="Text_20_body" style:list-style-name="L14">
      <style:paragraph-properties fo:margin-top="0cm" fo:margin-bottom="0cm"/>
    </style:style>
    <style:style style:name="P94" style:family="paragraph" style:parent-style-name="Text_20_body" style:list-style-name="L14">
      <style:paragraph-properties fo:margin-top="0cm" fo:margin-bottom="0cm"/>
    </style:style>
    <style:style style:name="P95" style:family="paragraph" style:parent-style-name="Text_20_body" style:list-style-name="L14">
      <style:paragraph-properties fo:margin-top="0cm" fo:margin-bottom="0cm"/>
    </style:style>
    <style:style style:name="P96" style:family="paragraph" style:parent-style-name="Text_20_body" style:list-style-name="L14">
      <style:paragraph-properties fo:margin-top="0cm" fo:margin-bottom="0cm"/>
    </style:style>
    <style:style style:name="P97" style:family="paragraph" style:parent-style-name="Text_20_body" style:list-style-name="L14">
      <style:paragraph-properties fo:margin-top="0cm" fo:margin-bottom="0cm"/>
    </style:style>
    <style:style style:name="P98" style:family="paragraph" style:parent-style-name="Text_20_body" style:list-style-name="L14">
      <style:paragraph-properties fo:margin-top="0cm" fo:margin-bottom="0cm"/>
    </style:style>
    <style:style style:name="P99" style:family="paragraph" style:parent-style-name="Text_20_body" style:list-style-name="L15">
      <style:paragraph-properties fo:margin-top="0cm" fo:margin-bottom="0cm"/>
    </style:style>
    <style:style style:name="P100" style:family="paragraph" style:parent-style-name="Text_20_body" style:list-style-name="L15">
      <style:paragraph-properties fo:margin-top="0cm" fo:margin-bottom="0cm"/>
    </style:style>
    <style:style style:name="P101" style:family="paragraph" style:parent-style-name="Text_20_body" style:list-style-name="L15">
      <style:paragraph-properties fo:margin-top="0cm" fo:margin-bottom="0cm"/>
    </style:style>
    <style:style style:name="P102" style:family="paragraph" style:parent-style-name="Text_20_body" style:list-style-name="L15">
      <style:paragraph-properties fo:margin-top="0cm" fo:margin-bottom="0cm"/>
    </style:style>
    <style:style style:name="P103" style:family="paragraph" style:parent-style-name="Text_20_body">
      <style:paragraph-properties style:writing-mode="lr-tb"/>
    </style:style>
    <style:style style:name="P104" style:family="paragraph" style:parent-style-name="Table_20_Contents" style:list-style-name="L6"/>
    <style:style style:name="P105" style:family="paragraph" style:parent-style-name="Table_20_Contents" style:list-style-name="L7"/>
    <style:style style:name="P106" style:family="paragraph" style:parent-style-name="Table_20_Contents" style:list-style-name="L8"/>
    <style:style style:name="P107" style:family="paragraph" style:parent-style-name="Table_20_Contents" style:list-style-name="L6">
      <style:paragraph-properties fo:margin-top="0cm" fo:margin-bottom="0cm"/>
    </style:style>
    <style:style style:name="P108" style:family="paragraph" style:parent-style-name="Table_20_Contents" style:list-style-name="L6">
      <style:paragraph-properties fo:margin-top="0cm" fo:margin-bottom="0cm"/>
    </style:style>
    <style:style style:name="P109" style:family="paragraph" style:parent-style-name="Table_20_Contents" style:list-style-name="L6">
      <style:paragraph-properties fo:margin-top="0cm" fo:margin-bottom="0cm"/>
    </style:style>
    <style:style style:name="P110" style:family="paragraph" style:parent-style-name="Table_20_Contents" style:list-style-name="L6">
      <style:paragraph-properties fo:margin-top="0cm" fo:margin-bottom="0cm"/>
    </style:style>
    <style:style style:name="P111" style:family="paragraph" style:parent-style-name="Table_20_Contents" style:list-style-name="L7">
      <style:paragraph-properties fo:margin-top="0cm" fo:margin-bottom="0cm"/>
    </style:style>
    <style:style style:name="P112" style:family="paragraph" style:parent-style-name="Table_20_Contents" style:list-style-name="L7">
      <style:paragraph-properties fo:margin-top="0cm" fo:margin-bottom="0cm"/>
    </style:style>
    <style:style style:name="P113" style:family="paragraph" style:parent-style-name="Table_20_Contents" style:list-style-name="L7">
      <style:paragraph-properties fo:margin-top="0cm" fo:margin-bottom="0cm"/>
    </style:style>
    <style:style style:name="P114" style:family="paragraph" style:parent-style-name="Table_20_Contents" style:list-style-name="L7">
      <style:paragraph-properties fo:margin-top="0cm" fo:margin-bottom="0cm"/>
    </style:style>
    <style:style style:name="P115" style:family="paragraph" style:parent-style-name="List_20_Contents" style:list-style-name="L8"/>
    <style:style style:name="P116" style:family="paragraph" style:parent-style-name="List_20_Contents" style:list-style-name="L8">
      <style:paragraph-properties fo:margin-top="0cm" fo:margin-bottom="0.499cm"/>
    </style:style>
    <style:style style:name="P117" style:family="paragraph" style:parent-style-name="Heading_20_1" style:master-page-name="HTML"/>
    <style:style style:name="T1" style:family="text">
      <style:text-properties fo:font-weight="bold"/>
    </style:style>
    <style:style style:name="T2" style:family="text">
      <style:text-properties fo:font-weight="bold" fo:background-color="#d9e7ff"/>
    </style:style>
    <style:style style:name="T3" style:family="text">
      <style:text-properties style:text-position="33% 80%"/>
    </style:style>
    <style:style style:name="T4" style:family="text">
      <style:text-properties fo:font-style="italic"/>
    </style:style>
    <style:style style:name="T5" style:family="text">
      <style:text-properties style:text-position="-33% 80%"/>
    </style:style>
    <style:style style:name="T6" style:family="text">
      <style:text-properties fo:color="#e80000"/>
    </style:style>
    <style:style style:name="T7" style:family="text">
      <style:text-properties fo:font-size="14pt"/>
    </style:style>
    <style:style style:name="T8" style:family="text">
      <style:text-properties fo:font-size="10pt"/>
    </style:style>
    <style:style style:name="T9" style:family="text">
      <style:text-properties style:text-line-through-style="solid"/>
    </style:style>
    <style:style style:name="T10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/wiki/Spezial:Suche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globalWrapper">
        <text:section text:style-name="Sect1" text:name="column-content">
          <text:section text:style-name="Sect1" text:name="content">
            <text:p text:style-name="P117">Hilfe:Textgestaltung</text:p>
            <text:section text:style-name="Sect1" text:name="bodyContent">
              <text:h text:style-name="Heading_20_3" text:outline-level="3" text:is-list-header="true"><text:bookmark text:name="siteSub"/>aus Wikipedia, der freien Enzyklopädie</text:h>
              <text:section text:style-name="Sect1" text:name="contentSub">
                <text:p text:style-name="Text_20_body"/>
              </text:section>
              <text:section text:style-name="Sect1" text:name="jump-to-nav">
                <text:p text:style-name="Text_20_body">Bitte beachte die <text:a xlink:type="simple" xlink:href="/wiki/Wikipedia:Formatierung">Wikipedia-Richtlinien zur Formatierung</text:a>, insbesondere: Kleiner- und größergeschriebenen Text, harte Zeilenumbrüche mit &lt;br /&gt;-Tags, Absätze durch doppelte oder mehrfache Leerzeilen, <text:a xlink:type="simple" xlink:href="/wiki/Hilfe:Farben">Farben</text:a> und ähnliche Spezialformatierungen solltest du nicht in Artikeln, sondern nur in <text:a xlink:type="simple" xlink:href="/wiki/Hilfe:Tabellen">Tabellen</text:a> oder <text:a xlink:type="simple" xlink:href="/wiki/Hilfe:Vorlagen">Textbausteinen</text:a> verwenden, um ein einheitliches Aussehen der Artikel zu gewährleisten. Ansonsten bietet die Wikiauszeichnungssprache genügend Möglichkeiten, den Text zu formatieren.</text:p>
              </text:section>
              <table:table table:name="Tabelle1" table:style-name="Tabelle1">
                <table:table-column table:style-name="Tabelle1.A"/>
                <table:table-column table:style-name="Tabelle1.B"/>
                <table:table-row>
                  <table:table-cell table:style-name="Tabelle1.A1" table:number-columns-spanned="2" office:value-type="string">
                    <text:p text:style-name="P2">Textgestaltung</text:p>
                  </table:table-cell>
                  <table:covered-table-cell/>
                </table:table-row>
                <table:table-row>
                  <table:table-cell table:style-name="Tabelle1.A2" office:value-type="string">
                    <text:p text:style-name="Table_20_Heading">Was du schreibst</text:p>
                  </table:table-cell>
                  <table:table-cell table:style-name="Tabelle1.A2" office:value-type="string">
                    <text:p text:style-name="Table_20_Heading">Wie es dargestellt wird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Normaler Text wird so dargestellt, wie du ihn eingibst. Mit einer Leerzeile<text:line-break/><text:line-break/>erzeugst du einen Absatz.</text:span></text:p>
                  </table:table-cell>
                  <table:table-cell table:style-name="Tabelle1.A2" office:value-type="string">
                    <text:p text:style-name="Table_20_Contents">Normaler Text wird so dargestellt, wie du ihn eingibst. Mit einer Leerzeile</text:p>
                    <text:p text:style-name="Table_20_Contents">erzeugst du einen Absatz.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Ein Zeilenumbruch ohne neuen Absatzbeginn wird durch die Eingabe von &lt;br /&gt; realisiert. &lt;br /&gt; Zur (sparsamen) Verwendung siehe oben.</text:span></text:p>
                  </table:table-cell>
                  <table:table-cell table:style-name="Tabelle1.A2" office:value-type="string">
                    <text:p text:style-name="Table_20_Contents">Ein Zeilenumbruch ohne neuen Absatzbeginn wird durch die Eingabe von<text:line-break/>realisiert.<text:line-break/>Zur (sparsamen) Verwendung siehe oben.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''kursiv''</text:span></text:p>
                  </table:table-cell>
                  <table:table-cell table:style-name="Tabelle1.A2" office:value-type="string">
                    <text:p text:style-name="P3">kursiv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'''fett'''</text:span></text:p>
                  </table:table-cell>
                  <table:table-cell table:style-name="Tabelle1.A2" office:value-type="string">
                    <text:p text:style-name="P1">fett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'''''fett und kursiv'''''</text:span></text:p>
                  </table:table-cell>
                  <table:table-cell table:style-name="Tabelle1.A2" office:value-type="string">
                    <text:p text:style-name="P4">fett und kursiv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&lt;sup&gt;hochgestellt&lt;/sup&gt;</text:span></text:p>
                  </table:table-cell>
                  <table:table-cell table:style-name="Tabelle1.A2" office:value-type="string">
                    <text:p text:style-name="Table_20_Contents">Text <text:span text:style-name="T3">hochgestellt</text:span> (<text:span text:style-name="T4">Brüche bitte mit </text:span><text:a xlink:type="simple" xlink:href="/wiki/Hilfe:TeX"><text:span text:style-name="T4">&lt;math&gt;</text:span></text:a>)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&lt;sub&gt;tiefgestellt&lt;/sub&gt;</text:span></text:p>
                  </table:table-cell>
                  <table:table-cell table:style-name="Tabelle1.A2" office:value-type="string">
                    <text:p text:style-name="Table_20_Contents">Text <text:span text:style-name="T5">tiefgestellt</text:span> (<text:span text:style-name="T4">Brüche bitte mit </text:span><text:a xlink:type="simple" xlink:href="/wiki/Hilfe:TeX"><text:span text:style-name="T4">&lt;math&gt;</text:span></text:a>)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== Überschrift 1 ==</text:span></text:p>
                    <text:p text:style-name="Table_20_Contents"><text:span text:style-name="Teletype">=== Überschrift 2 ===</text:span></text:p>
                    <text:p text:style-name="Table_20_Contents"><text:span text:style-name="Teletype">==== Überschrift 3 ====</text:span></text:p>
                    <text:p text:style-name="Table_20_Contents"><text:span text:style-name="Teletype">===== Überschrift 4 =====</text:span></text:p>
                  </table:table-cell>
                  <table:table-cell table:style-name="Tabelle1.A2" office:value-type="string">
                    <text:h text:style-name="Heading_20_2" text:outline-level="2" text:is-list-header="true"><text:bookmark text:name=".C3.9Cberschrift_1"/>Überschrift 1</text:h>
                    <text:h text:style-name="Heading_20_3" text:outline-level="3" text:is-list-header="true"><text:bookmark text:name=".C3.9Cberschrift_2"/>Überschrift 2</text:h>
                    <text:h text:style-name="Heading_20_4" text:outline-level="4" text:is-list-header="true"><text:bookmark text:name=".C3.9Cberschrift_3"/>Überschrift 3</text:h>
                    <text:h text:style-name="Heading_20_5" text:outline-level="5" text:is-list-header="true"><text:bookmark text:name=".C3.9Cberschrift_4"/>Überschrift 4</text:h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* eins<text:line-break/>* zwei<text:line-break/>** zwei-eins<text:line-break/>** zwei-zwei<text:line-break/>* drei</text:span></text:p>
                  </table:table-cell>
                  <table:table-cell table:style-name="Tabelle1.A2" office:value-type="string">
                    <text:list text:style-name="L6">
                      <text:list-item>
                        <text:p text:style-name="P107">eins </text:p>
                      </text:list-item>
                      <text:list-item>
                        <text:p text:style-name="P107">zwei </text:p>
                        <text:list>
                          <text:list-item>
                            <text:p text:style-name="P107">zwei-eins </text:p>
                          </text:list-item>
                          <text:list-item>
                            <text:p text:style-name="P107">zwei-zwei </text:p>
                          </text:list-item>
                        </text:list>
                      </text:list-item>
                      <text:list-item>
                        <text:p text:style-name="P104">drei </text:p>
                      </text:list-item>
                    </text:list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# eins<text:line-break/># zwei<text:line-break/>## zwei-eins<text:line-break/>## zwei-zwei<text:line-break/># drei</text:span></text:p>
                  </table:table-cell>
                  <table:table-cell table:style-name="Tabelle1.A2" office:value-type="string">
                    <text:list text:style-name="L7">
                      <text:list-item>
                        <text:p text:style-name="P111">eins </text:p>
                      </text:list-item>
                      <text:list-item>
                        <text:p text:style-name="P111">zwei </text:p>
                        <text:list>
                          <text:list-item>
                            <text:p text:style-name="P111">zwei-eins </text:p>
                          </text:list-item>
                          <text:list-item>
                            <text:p text:style-name="P111">zwei-zwei </text:p>
                          </text:list-item>
                        </text:list>
                      </text:list-item>
                      <text:list-item>
                        <text:p text:style-name="P105">drei </text:p>
                      </text:list-item>
                    </text:list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Vom normalen Text<text:line-break/>: eingerückt<text:line-break/>:: doppelt eingerückt<text:line-break/># In Kombination<text:line-break/>#: mit Listen<text:line-break/>#:* verschachtelt</text:span></text:p>
                  </table:table-cell>
                  <table:table-cell table:style-name="Tabelle1.A2" office:value-type="string">
                    <text:p text:style-name="Table_20_Contents">Vom normalen Text</text:p>
                    <text:p text:style-name="List_20_Contents">eingerückt </text:p>
                    <text:p text:style-name="P9">doppelt eingerückt </text:p>
                    <text:list text:style-name="L8">
                      <text:list-item>
                        <text:p text:style-name="P106">In Kombination </text:p>
                        <text:p text:style-name="P115">mit Listen </text:p>
                        <text:list>
                          <text:list-item>
                            <text:p text:style-name="P116">verschachtelt </text:p>
                          </text:list-item>
                        </text:list>
                      </text:list-item>
                    </text:list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;Definitionsliste<text:line-break/>:Eine Definition<text:line-break/>:Eine andere Definition<text:line-break/><text:line-break/>;Begriff<text:line-break/>:Definition des Begriffs</text:span></text:p>
                  </table:table-cell>
                  <table:table-cell table:style-name="Tabelle1.A2" office:value-type="string">
                    <text:p text:style-name="List_20_Heading">Definitionsliste </text:p>
                    <text:p text:style-name="List_20_Contents">Eine Definition </text:p>
                    <text:p text:style-name="P10">Eine andere Definition </text:p>
                    <text:p text:style-name="List_20_Heading">Begriff </text:p>
                    <text:p text:style-name="P10">Definition des Begriffs 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 vorformatierter Text<text:line-break/>  mit einem Leerzeichen<text:line-break/> # am Zeilenanfang</text:span></text:p>
                  </table:table-cell>
                  <table:table-cell table:style-name="Tabelle1.A2" office:value-type="string">
                    <text:p text:style-name="Preformatted_20_Text">vorformatierter Text</text:p>
                    <text:p text:style-name="Preformatted_20_Text"><text:s text:c="2"/>mit einem Leerzeichen </text:p>
                    <text:p text:style-name="P11"># am Zeilenanfang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Für Gedichte und ähnliche Texte:<text:line-break/>&lt;poem&gt;<text:line-break/>Ob ich Biblio- was bin?<text:line-break/>phile? „Freund von Büchern“ meinen Sie?<text:line-break/>Na, und ob ich das bin!<text:line-break/>Ha! und wie!<text:line-break/>&lt;/poem&gt;</text:span></text:p>
                  </table:table-cell>
                  <table:table-cell table:style-name="Tabelle1.A2" office:value-type="string">
                    <text:p text:style-name="Table_20_Contents">Ob ich Biblio- was bin?<text:line-break/>phile? „Freund von Büchern“ meinen Sie?<text:line-break/>Na, und ob ich das bin!<text:line-break/>Ha! und wie!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Eine<text:line-break/>----<text:line-break/>Linie</text:span></text:p>
                  </table:table-cell>
                  <table:table-cell table:style-name="Tabelle1.A2" office:value-type="string">
                    <text:p text:style-name="Table_20_Contents">Eine</text:p>
                    <text:p text:style-name="Horizontal_20_Line"/>
                    <text:p text:style-name="Table_20_Contents">Linie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&lt;!-- unsichtbarer Kommentar--&gt;</text:span></text:p>
                  </table:table-cell>
                  <table:table-cell table:style-name="Tabelle1.A2" office:value-type="string">
                    <text:p text:style-name="P5"/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Automatischen Zeilenumbruch zwischen logisch zusammengehörenden Elementen verhindern: geschütztes Leerzeichen („no-break-space“): 10&amp;nbsp;kg, 50&amp;nbsp;%, Dr.&amp;nbsp;Best oder geschützten Bindestrich (unicode-Zeichen Nummer 8209 bzw. (hex) 2011): Müller&amp;#x2011;Lüdenscheid, Regenhose und &amp;#8209;jacke verwenden.</text:span></text:p>
                  </table:table-cell>
                  <table:table-cell table:style-name="Tabelle1.A2" office:value-type="string">
                    <text:p text:style-name="Table_20_Contents">Automatischen Zeilenumbruch zwischen logisch zusammengehörenden Elementen verhindern: </text:p>
                    <text:p text:style-name="Table_20_Contents">geschütztes Leerzeichen („no-break-space“): 10 kg, 50 %, Dr. Best oder geschützten Bindestrich (unicode-Zeichen Nummer 8209 bzw. (hex) 2011): Müller‑Lüdenscheid, Regenhose und ‑jacke verwenden.</text:p>
                  </table:table-cell>
                </table:table-row>
                <table:table-row>
                  <table:table-cell table:style-name="Tabelle1.A1" table:number-columns-spanned="2" office:value-type="string">
                    <text:p text:style-name="P2">Formatierungen, die <text:span text:style-name="T6">nicht</text:span> in normalen Wikipedia-Artikeln verwendet werden sollten</text:p>
                  </table:table-cell>
                  <table:covered-table-cell/>
                </table:table-row>
                <table:table-row>
                  <table:table-cell table:style-name="Tabelle1.A2" office:value-type="string">
                    <text:p text:style-name="Table_20_Contents"><text:span text:style-name="Teletype">&lt;div align="center"&gt;zentriert&lt;/div&gt;</text:span> oder <text:span text:style-name="Teletype">&lt;center&gt;zentriert&lt;/center&gt;</text:span></text:p>
                  </table:table-cell>
                  <table:table-cell table:style-name="Tabelle1.A2" office:value-type="string">
                    <text:p text:style-name="P6">zentriert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&lt;div align="right"&gt;rechtsbündig&lt;/div&gt;</text:span></text:p>
                  </table:table-cell>
                  <table:table-cell table:style-name="Tabelle1.A2" office:value-type="string">
                    <text:p text:style-name="P7">rechtsbündig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&lt;big&gt;groß&lt;/big&gt;</text:span></text:p>
                  </table:table-cell>
                  <table:table-cell table:style-name="Tabelle1.A2" office:value-type="string">
                    <text:p text:style-name="Table_20_Contents">Text <text:span text:style-name="T7">groß</text:span>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&lt;small&gt;klein&lt;/small&gt;</text:span></text:p>
                  </table:table-cell>
                  <table:table-cell table:style-name="Tabelle1.A2" office:value-type="string">
                    <text:p text:style-name="Table_20_Contents">Text <text:span text:style-name="T8">klein</text:span>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&lt;s&gt;durchgestrichen&lt;/s&gt;</text:span></text:p>
                  </table:table-cell>
                  <table:table-cell table:style-name="Tabelle1.A2" office:value-type="string">
                    <text:p text:style-name="Table_20_Contents">Text <text:span text:style-name="T9">durchgestrichen</text:span>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&lt;u&gt;unterstrichen&lt;/u&gt;</text:span></text:p>
                  </table:table-cell>
                  <table:table-cell table:style-name="Tabelle1.A2" office:value-type="string">
                    <text:p text:style-name="Table_20_Contents">Text <text:span text:style-name="T10">unterstrichen</text:span>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Text &lt;br /&gt;neue Zeile</text:span></text:p>
                  </table:table-cell>
                  <table:table-cell table:style-name="Tabelle1.A2" office:value-type="string">
                    <text:p text:style-name="Table_20_Contents">Text<text:line-break/>neue Zeile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&lt;nowiki&gt;keine ''Wiki-[[Syntax]]''&lt;/nowiki&gt;</text:span></text:p>
                  </table:table-cell>
                  <table:table-cell table:style-name="Tabelle1.A2" office:value-type="string">
                    <text:p text:style-name="Table_20_Contents">keine ''Wiki-[[Syntax]]''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&lt;tt&gt;Teletyper, Schreibmaschinenstil&lt;/tt&gt;</text:span></text:p>
                  </table:table-cell>
                  <table:table-cell table:style-name="Tabelle1.A2" office:value-type="string">
                    <text:p text:style-name="Table_20_Contents"><text:span text:style-name="Teletype">Teletyper, Schreibmaschinenstil</text:span></text:p>
                  </table:table-cell>
                </table:table-row>
                <table:table-row>
                  <table:table-cell table:style-name="Tabelle1.A2" office:value-type="string">
                    <text:p text:style-name="Table_20_Contents"><text:span text:style-name="Teletype">&lt;code&gt;Markiert Text als Quelltext&lt;/code&gt;</text:span></text:p>
                  </table:table-cell>
                  <table:table-cell table:style-name="Tabelle1.A2" office:value-type="string">
                    <text:p text:style-name="Table_20_Contents"><text:span text:style-name="Source_20_Text">Markiert Text als Quelltext</text:span></text:p>
                  </table:table-cell>
                </table:table-row>
              </table:table>
              <text:p text:style-name="P8">Von „<text:a xlink:type="simple" xlink:href="http://de.wikipedia.org/wiki/Hilfe:Textgestaltung">http://de.wikipedia.org/wiki/Hilfe:Textgestaltung</text:a>“</text:p>
            </text:section>
          </text:section>
        </text:section>
        <text:section text:style-name="Sect1" text:name="column-one">
          <text:section text:style-name="Sect1" text:name="p-cactions">
            <text:h text:style-name="Heading_20_5" text:outline-level="5" text:is-list-header="true"><text:a xlink:type="simple" xlink:href="/wiki/Spezial:Categories">Kategorie</text:a>: <text:a xlink:type="simple" xlink:href="/wiki/Kategorie:Wikipedia:Hilfe">Wikipedia:Hilfe</text:a></text:h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1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Hilfe:Textgestaltung - Wikipedia</dc:title>
    <meta:creation-date>2007-05-26T20:22:20</meta:creation-date>
    <dc:creator>Bernhard Haumacher</dc:creator>
    <dc:date>2007-05-26T20:27:47</dc:date>
    <meta:keyword>Hilfe:Textgestaltung</meta:keyword>
    <meta:keyword>Formatierung</meta:keyword>
    <meta:keyword>Hilfe</meta:keyword>
    <meta:keyword>Shortcuts</meta:keyword>
    <meta:keyword>Sitemap</meta:keyword>
    <meta:keyword>Überschriften und Inhaltsverzeichnis</meta:keyword>
    <meta:keyword>Bausteine</meta:keyword>
    <meta:keyword>Bearbeiten</meta:keyword>
    <meta:keyword>Benutzerkonto</meta:keyword>
    <meta:keyword>Bild und Ton</meta:keyword>
    <meta:keyword>Einzelnachweise</meta:keyword>
    <dc:language>de-DE</dc:language>
    <meta:editing-cycles>2</meta:editing-cycles>
    <meta:editing-duration>PT3M1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90" meta:word-count="476" meta:character-count="3594"/>
  </office:meta>
</office:document-meta>
</file>